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ce1"/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Inception</text:p>
          </table:table-cell>
          <table:table-cell table:style-name="ce2" office:value-type="string" calcext:value-type="string">
            <text:p>Harry Potter</text:p>
          </table:table-cell>
          <table:table-cell table:style-name="ce2" office:value-type="string" calcext:value-type="string">
            <text:p>Sholay</text:p>
          </table:table-cell>
          <table:table-cell table:style-name="ce2" office:value-type="string" calcext:value-type="string">
            <text:p>Titanic</text:p>
          </table:table-cell>
          <table:table-cell table:style-name="ce2" office:value-type="string" calcext:value-type="string">
            <text:p>Hangover</text:p>
          </table:table-cell>
          <table:table-cell table:style-name="ce2" office:value-type="string" calcext:value-type="string">
            <text:p>Sarfarosh</text:p>
          </table:table-cell>
          <table:table-cell table:style-name="ce2" office:value-type="string" calcext:value-type="string">
            <text:p>Joker</text:p>
          </table:table-cell>
          <table:table-cell table:style-name="ce2" office:value-type="string" calcext:value-type="string">
            <text:p>Bahubali</text:p>
          </table:table-cell>
          <table:table-cell table:style-name="ce2" office:value-type="string" calcext:value-type="string">
            <text:p>Jab We Met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andeep Gir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.5</text:p>
          </table:table-cell>
          <table:table-cell/>
          <table:table-cell table:formula="of:=[.B2]" office:value-type="float" office:value="9" calcext:value-type="float">
            <text:p>9</text:p>
          </table:table-cell>
          <table:table-cell table:formula="of:=[.M2]&amp;&quot;,&quot;&amp;[.C2]" office:value-type="string" office:string-value="9,7" calcext:value-type="string">
            <text:p>9,7</text:p>
          </table:table-cell>
          <table:table-cell table:formula="of:=[.N2]&amp;&quot;,&quot;&amp;[.D2]" office:value-type="string" office:string-value="9,7,6.5" calcext:value-type="string">
            <text:p>9,7,6.5</text:p>
          </table:table-cell>
          <table:table-cell table:formula="of:=[.O2]&amp;&quot;,&quot;&amp;[.E2]" office:value-type="string" office:string-value="9,7,6.5,6" calcext:value-type="string">
            <text:p>9,7,6.5,6</text:p>
          </table:table-cell>
          <table:table-cell table:formula="of:=[.P2]&amp;&quot;,&quot;&amp;[.F2]" office:value-type="string" office:string-value="9,7,6.5,6,8" calcext:value-type="string">
            <text:p>9,7,6.5,6,8</text:p>
          </table:table-cell>
          <table:table-cell table:formula="of:=[.Q2]&amp;&quot;,&quot;&amp;[.G2]" office:value-type="string" office:string-value="9,7,6.5,6,8,6" calcext:value-type="string">
            <text:p>9,7,6.5,6,8,6</text:p>
          </table:table-cell>
          <table:table-cell table:formula="of:=[.R2]&amp;&quot;,&quot;&amp;[.H2]" office:value-type="string" office:string-value="9,7,6.5,6,8,6,7" calcext:value-type="string">
            <text:p>9,7,6.5,6,8,6,7</text:p>
          </table:table-cell>
          <table:table-cell table:formula="of:=[.S2]&amp;&quot;,&quot;&amp;[.I2]" office:value-type="string" office:string-value="9,7,6.5,6,8,6,7,7" calcext:value-type="string">
            <text:p>9,7,6.5,6,8,6,7,7</text:p>
          </table:table-cell>
          <table:table-cell table:formula="of:=[.T2]&amp;&quot;,&quot;&amp;[.J2]" office:value-type="string" office:string-value="9,7,6.5,6,8,6,7,7,7" calcext:value-type="string">
            <text:p>9,7,6.5,6,8,6,7,7,7</text:p>
          </table:table-cell>
          <table:table-cell table:formula="of:=[.U2]&amp;&quot;,&quot;&amp;[.K2]" office:value-type="string" office:string-value="9,7,6.5,6,8,6,7,7,7,6.5" calcext:value-type="string">
            <text:p>9,7,6.5,6,8,6,7,7,7,6.5</text:p>
          </table:table-cell>
        </table:table-row>
        <table:table-row table:style-name="ro1">
          <table:table-cell table:style-name="ce2" office:value-type="string" calcext:value-type="string">
            <text:p>GK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B3]" office:value-type="float" office:value="8" calcext:value-type="float">
            <text:p>8</text:p>
          </table:table-cell>
          <table:table-cell table:formula="of:=[.M3]&amp;&quot;,&quot;&amp;[.C3]" office:value-type="string" office:string-value="8,9" calcext:value-type="string">
            <text:p>8,9</text:p>
          </table:table-cell>
          <table:table-cell table:formula="of:=[.N3]&amp;&quot;,&quot;&amp;[.D3]" office:value-type="string" office:string-value="8,9,8" calcext:value-type="string">
            <text:p>8,9,8</text:p>
          </table:table-cell>
          <table:table-cell table:formula="of:=[.O3]&amp;&quot;,&quot;&amp;[.E3]" office:value-type="string" office:string-value="8,9,8,5" calcext:value-type="string">
            <text:p>8,9,8,5</text:p>
          </table:table-cell>
          <table:table-cell table:formula="of:=[.P3]&amp;&quot;,&quot;&amp;[.F3]" office:value-type="string" office:string-value="8,9,8,5,6" calcext:value-type="string">
            <text:p>8,9,8,5,6</text:p>
          </table:table-cell>
          <table:table-cell table:formula="of:=[.Q3]&amp;&quot;,&quot;&amp;[.G3]" office:value-type="string" office:string-value="8,9,8,5,6,8" calcext:value-type="string">
            <text:p>8,9,8,5,6,8</text:p>
          </table:table-cell>
          <table:table-cell table:formula="of:=[.R3]&amp;&quot;,&quot;&amp;[.H3]" office:value-type="string" office:string-value="8,9,8,5,6,8,3" calcext:value-type="string">
            <text:p>8,9,8,5,6,8,3</text:p>
          </table:table-cell>
          <table:table-cell table:formula="of:=[.S3]&amp;&quot;,&quot;&amp;[.I3]" office:value-type="string" office:string-value="8,9,8,5,6,8,3,0" calcext:value-type="string">
            <text:p>8,9,8,5,6,8,3,0</text:p>
          </table:table-cell>
          <table:table-cell table:formula="of:=[.T3]&amp;&quot;,&quot;&amp;[.J3]" office:value-type="string" office:string-value="8,9,8,5,6,8,3,0,4" calcext:value-type="string">
            <text:p>8,9,8,5,6,8,3,0,4</text:p>
          </table:table-cell>
          <table:table-cell table:formula="of:=[.U3]&amp;&quot;,&quot;&amp;[.K3]" office:value-type="string" office:string-value="8,9,8,5,6,8,3,0,4,5" calcext:value-type="string">
            <text:p>8,9,8,5,6,8,3,0,4,5</text:p>
          </table:table-cell>
        </table:table-row>
        <table:table-row table:style-name="ro1">
          <table:table-cell table:style-name="ce2" office:value-type="string" calcext:value-type="string">
            <text:p>sneha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B4]" office:value-type="float" office:value="7" calcext:value-type="float">
            <text:p>7</text:p>
          </table:table-cell>
          <table:table-cell table:formula="of:=[.M4]&amp;&quot;,&quot;&amp;[.C4]" office:value-type="string" office:string-value="7,7" calcext:value-type="string">
            <text:p>7,7</text:p>
          </table:table-cell>
          <table:table-cell table:formula="of:=[.N4]&amp;&quot;,&quot;&amp;[.D4]" office:value-type="string" office:string-value="7,7,5" calcext:value-type="string">
            <text:p>7,7,5</text:p>
          </table:table-cell>
          <table:table-cell table:formula="of:=[.O4]&amp;&quot;,&quot;&amp;[.E4]" office:value-type="string" office:string-value="7,7,5,7" calcext:value-type="string">
            <text:p>7,7,5,7</text:p>
          </table:table-cell>
          <table:table-cell table:formula="of:=[.P4]&amp;&quot;,&quot;&amp;[.F4]" office:value-type="string" office:string-value="7,7,5,7,8" calcext:value-type="string">
            <text:p>7,7,5,7,8</text:p>
          </table:table-cell>
          <table:table-cell table:formula="of:=[.Q4]&amp;&quot;,&quot;&amp;[.G4]" office:value-type="string" office:string-value="7,7,5,7,8,5" calcext:value-type="string">
            <text:p>7,7,5,7,8,5</text:p>
          </table:table-cell>
          <table:table-cell table:formula="of:=[.R4]&amp;&quot;,&quot;&amp;[.H4]" office:value-type="string" office:string-value="7,7,5,7,8,5,9" calcext:value-type="string">
            <text:p>7,7,5,7,8,5,9</text:p>
          </table:table-cell>
          <table:table-cell table:formula="of:=[.S4]&amp;&quot;,&quot;&amp;[.I4]" office:value-type="string" office:string-value="7,7,5,7,8,5,9,6" calcext:value-type="string">
            <text:p>7,7,5,7,8,5,9,6</text:p>
          </table:table-cell>
          <table:table-cell table:formula="of:=[.T4]&amp;&quot;,&quot;&amp;[.J4]" office:value-type="string" office:string-value="7,7,5,7,8,5,9,6,7" calcext:value-type="string">
            <text:p>7,7,5,7,8,5,9,6,7</text:p>
          </table:table-cell>
          <table:table-cell table:formula="of:=[.U4]&amp;&quot;,&quot;&amp;[.K4]" office:value-type="string" office:string-value="7,7,5,7,8,5,9,6,7,9" calcext:value-type="string">
            <text:p>7,7,5,7,8,5,9,6,7,9</text:p>
          </table:table-cell>
        </table:table-row>
        <table:table-row table:style-name="ro1">
          <table:table-cell table:style-name="ce2" office:value-type="string" calcext:value-type="string">
            <text:p>Dee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B5]" office:value-type="float" office:value="8" calcext:value-type="float">
            <text:p>8</text:p>
          </table:table-cell>
          <table:table-cell table:formula="of:=[.M5]&amp;&quot;,&quot;&amp;[.C5]" office:value-type="string" office:string-value="8,7" calcext:value-type="string">
            <text:p>8,7</text:p>
          </table:table-cell>
          <table:table-cell table:formula="of:=[.N5]&amp;&quot;,&quot;&amp;[.D5]" office:value-type="string" office:string-value="8,7,9" calcext:value-type="string">
            <text:p>8,7,9</text:p>
          </table:table-cell>
          <table:table-cell table:formula="of:=[.O5]&amp;&quot;,&quot;&amp;[.E5]" office:value-type="string" office:string-value="8,7,9,6" calcext:value-type="string">
            <text:p>8,7,9,6</text:p>
          </table:table-cell>
          <table:table-cell table:formula="of:=[.P5]&amp;&quot;,&quot;&amp;[.F5]" office:value-type="string" office:string-value="8,7,9,6,6" calcext:value-type="string">
            <text:p>8,7,9,6,6</text:p>
          </table:table-cell>
          <table:table-cell table:formula="of:=[.Q5]&amp;&quot;,&quot;&amp;[.G5]" office:value-type="string" office:string-value="8,7,9,6,6,8" calcext:value-type="string">
            <text:p>8,7,9,6,6,8</text:p>
          </table:table-cell>
          <table:table-cell table:formula="of:=[.R5]&amp;&quot;,&quot;&amp;[.H5]" office:value-type="string" office:string-value="8,7,9,6,6,8,4" calcext:value-type="string">
            <text:p>8,7,9,6,6,8,4</text:p>
          </table:table-cell>
          <table:table-cell table:formula="of:=[.S5]&amp;&quot;,&quot;&amp;[.I5]" office:value-type="string" office:string-value="8,7,9,6,6,8,4,8" calcext:value-type="string">
            <text:p>8,7,9,6,6,8,4,8</text:p>
          </table:table-cell>
          <table:table-cell table:formula="of:=[.T5]&amp;&quot;,&quot;&amp;[.J5]" office:value-type="string" office:string-value="8,7,9,6,6,8,4,8,6" calcext:value-type="string">
            <text:p>8,7,9,6,6,8,4,8,6</text:p>
          </table:table-cell>
          <table:table-cell table:formula="of:=[.U5]&amp;&quot;,&quot;&amp;[.K5]" office:value-type="string" office:string-value="8,7,9,6,6,8,4,8,6,5" calcext:value-type="string">
            <text:p>8,7,9,6,6,8,4,8,6,5</text:p>
          </table:table-cell>
        </table:table-row>
        <table:table-row table:style-name="ro1">
          <table:table-cell table:style-name="ce2" office:value-type="string" calcext:value-type="string">
            <text:p>Tany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B6]" office:value-type="float" office:value="9" calcext:value-type="float">
            <text:p>9</text:p>
          </table:table-cell>
          <table:table-cell table:formula="of:=[.M6]&amp;&quot;,&quot;&amp;[.C6]" office:value-type="string" office:string-value="9,5" calcext:value-type="string">
            <text:p>9,5</text:p>
          </table:table-cell>
          <table:table-cell table:formula="of:=[.N6]&amp;&quot;,&quot;&amp;[.D6]" office:value-type="string" office:string-value="9,5,9.5" calcext:value-type="string">
            <text:p>9,5,9.5</text:p>
          </table:table-cell>
          <table:table-cell table:formula="of:=[.O6]&amp;&quot;,&quot;&amp;[.E6]" office:value-type="string" office:string-value="9,5,9.5,5" calcext:value-type="string">
            <text:p>9,5,9.5,5</text:p>
          </table:table-cell>
          <table:table-cell table:formula="of:=[.P6]&amp;&quot;,&quot;&amp;[.F6]" office:value-type="string" office:string-value="9,5,9.5,5,5" calcext:value-type="string">
            <text:p>9,5,9.5,5,5</text:p>
          </table:table-cell>
          <table:table-cell table:formula="of:=[.Q6]&amp;&quot;,&quot;&amp;[.G6]" office:value-type="string" office:string-value="9,5,9.5,5,5,5" calcext:value-type="string">
            <text:p>9,5,9.5,5,5,5</text:p>
          </table:table-cell>
          <table:table-cell table:formula="of:=[.R6]&amp;&quot;,&quot;&amp;[.H6]" office:value-type="string" office:string-value="9,5,9.5,5,5,5,5" calcext:value-type="string">
            <text:p>9,5,9.5,5,5,5,5</text:p>
          </table:table-cell>
          <table:table-cell table:formula="of:=[.S6]&amp;&quot;,&quot;&amp;[.I6]" office:value-type="string" office:string-value="9,5,9.5,5,5,5,5,5" calcext:value-type="string">
            <text:p>9,5,9.5,5,5,5,5,5</text:p>
          </table:table-cell>
          <table:table-cell table:formula="of:=[.T6]&amp;&quot;,&quot;&amp;[.J6]" office:value-type="string" office:string-value="9,5,9.5,5,5,5,5,5,7.5" calcext:value-type="string">
            <text:p>9,5,9.5,5,5,5,5,5,7.5</text:p>
          </table:table-cell>
          <table:table-cell table:formula="of:=[.U6]&amp;&quot;,&quot;&amp;[.K6]" office:value-type="string" office:string-value="9,5,9.5,5,5,5,5,5,7.5,7" calcext:value-type="string">
            <text:p>9,5,9.5,5,5,5,5,5,7.5,7</text:p>
          </table:table-cell>
        </table:table-row>
        <table:table-row table:style-name="ro1">
          <table:table-cell table:style-name="ce2" office:value-type="string" calcext:value-type="string">
            <text:p>Nigam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/>
          <table:table-cell table:formula="of:=[.B7]" office:value-type="float" office:value="6" calcext:value-type="float">
            <text:p>6</text:p>
          </table:table-cell>
          <table:table-cell table:formula="of:=[.M7]&amp;&quot;,&quot;&amp;[.C7]" office:value-type="string" office:string-value="6,5" calcext:value-type="string">
            <text:p>6,5</text:p>
          </table:table-cell>
          <table:table-cell table:formula="of:=[.N7]&amp;&quot;,&quot;&amp;[.D7]" office:value-type="string" office:string-value="6,5,5" calcext:value-type="string">
            <text:p>6,5,5</text:p>
          </table:table-cell>
          <table:table-cell table:formula="of:=[.O7]&amp;&quot;,&quot;&amp;[.E7]" office:value-type="string" office:string-value="6,5,5,9" calcext:value-type="string">
            <text:p>6,5,5,9</text:p>
          </table:table-cell>
          <table:table-cell table:formula="of:=[.P7]&amp;&quot;,&quot;&amp;[.F7]" office:value-type="string" office:string-value="6,5,5,9,7" calcext:value-type="string">
            <text:p>6,5,5,9,7</text:p>
          </table:table-cell>
          <table:table-cell table:formula="of:=[.Q7]&amp;&quot;,&quot;&amp;[.G7]" office:value-type="string" office:string-value="6,5,5,9,7,6" calcext:value-type="string">
            <text:p>6,5,5,9,7,6</text:p>
          </table:table-cell>
          <table:table-cell table:formula="of:=[.R7]&amp;&quot;,&quot;&amp;[.H7]" office:value-type="string" office:string-value="6,5,5,9,7,6,7" calcext:value-type="string">
            <text:p>6,5,5,9,7,6,7</text:p>
          </table:table-cell>
          <table:table-cell table:formula="of:=[.S7]&amp;&quot;,&quot;&amp;[.I7]" office:value-type="string" office:string-value="6,5,5,9,7,6,7,6" calcext:value-type="string">
            <text:p>6,5,5,9,7,6,7,6</text:p>
          </table:table-cell>
          <table:table-cell table:formula="of:=[.T7]&amp;&quot;,&quot;&amp;[.J7]" office:value-type="string" office:string-value="6,5,5,9,7,6,7,6,9" calcext:value-type="string">
            <text:p>6,5,5,9,7,6,7,6,9</text:p>
          </table:table-cell>
          <table:table-cell table:formula="of:=[.U7]&amp;&quot;,&quot;&amp;[.K7]" office:value-type="string" office:string-value="6,5,5,9,7,6,7,6,9,9" calcext:value-type="string">
            <text:p>6,5,5,9,7,6,7,6,9,9</text:p>
          </table:table-cell>
        </table:table-row>
        <table:table-row table:style-name="ro1">
          <table:table-cell table:style-name="ce2" office:value-type="string" calcext:value-type="string">
            <text:p>Supriy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/>
          <table:table-cell table:formula="of:=[.B8]" office:value-type="float" office:value="8" calcext:value-type="float">
            <text:p>8</text:p>
          </table:table-cell>
          <table:table-cell table:formula="of:=[.M8]&amp;&quot;,&quot;&amp;[.C8]" office:value-type="string" office:string-value="8,9" calcext:value-type="string">
            <text:p>8,9</text:p>
          </table:table-cell>
          <table:table-cell table:formula="of:=[.N8]&amp;&quot;,&quot;&amp;[.D8]" office:value-type="string" office:string-value="8,9,9" calcext:value-type="string">
            <text:p>8,9,9</text:p>
          </table:table-cell>
          <table:table-cell table:formula="of:=[.O8]&amp;&quot;,&quot;&amp;[.E8]" office:value-type="string" office:string-value="8,9,9,5" calcext:value-type="string">
            <text:p>8,9,9,5</text:p>
          </table:table-cell>
          <table:table-cell table:formula="of:=[.P8]&amp;&quot;,&quot;&amp;[.F8]" office:value-type="string" office:string-value="8,9,9,5,7" calcext:value-type="string">
            <text:p>8,9,9,5,7</text:p>
          </table:table-cell>
          <table:table-cell table:formula="of:=[.Q8]&amp;&quot;,&quot;&amp;[.G8]" office:value-type="string" office:string-value="8,9,9,5,7,7" calcext:value-type="string">
            <text:p>8,9,9,5,7,7</text:p>
          </table:table-cell>
          <table:table-cell table:formula="of:=[.R8]&amp;&quot;,&quot;&amp;[.H8]" office:value-type="string" office:string-value="8,9,9,5,7,7,7" calcext:value-type="string">
            <text:p>8,9,9,5,7,7,7</text:p>
          </table:table-cell>
          <table:table-cell table:formula="of:=[.S8]&amp;&quot;,&quot;&amp;[.I8]" office:value-type="string" office:string-value="8,9,9,5,7,7,7,0" calcext:value-type="string">
            <text:p>8,9,9,5,7,7,7,0</text:p>
          </table:table-cell>
          <table:table-cell table:formula="of:=[.T8]&amp;&quot;,&quot;&amp;[.J8]" office:value-type="string" office:string-value="8,9,9,5,7,7,7,0,8" calcext:value-type="string">
            <text:p>8,9,9,5,7,7,7,0,8</text:p>
          </table:table-cell>
          <table:table-cell table:formula="of:=[.U8]&amp;&quot;,&quot;&amp;[.K8]" office:value-type="string" office:string-value="8,9,9,5,7,7,7,0,8,8" calcext:value-type="string">
            <text:p>8,9,9,5,7,7,7,0,8,8</text:p>
          </table:table-cell>
        </table:table-row>
        <table:table-row table:style-name="ro1">
          <table:table-cell table:style-name="ce2" office:value-type="string" calcext:value-type="string">
            <text:p>Indu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B9]" office:value-type="float" office:value="6" calcext:value-type="float">
            <text:p>6</text:p>
          </table:table-cell>
          <table:table-cell table:formula="of:=[.M9]&amp;&quot;,&quot;&amp;[.C9]" office:value-type="string" office:string-value="6,9" calcext:value-type="string">
            <text:p>6,9</text:p>
          </table:table-cell>
          <table:table-cell table:formula="of:=[.N9]&amp;&quot;,&quot;&amp;[.D9]" office:value-type="string" office:string-value="6,9,9" calcext:value-type="string">
            <text:p>6,9,9</text:p>
          </table:table-cell>
          <table:table-cell table:formula="of:=[.O9]&amp;&quot;,&quot;&amp;[.E9]" office:value-type="string" office:string-value="6,9,9,5" calcext:value-type="string">
            <text:p>6,9,9,5</text:p>
          </table:table-cell>
          <table:table-cell table:formula="of:=[.P9]&amp;&quot;,&quot;&amp;[.F9]" office:value-type="string" office:string-value="6,9,9,5,9" calcext:value-type="string">
            <text:p>6,9,9,5,9</text:p>
          </table:table-cell>
          <table:table-cell table:formula="of:=[.Q9]&amp;&quot;,&quot;&amp;[.G9]" office:value-type="string" office:string-value="6,9,9,5,9,4" calcext:value-type="string">
            <text:p>6,9,9,5,9,4</text:p>
          </table:table-cell>
          <table:table-cell table:formula="of:=[.R9]&amp;&quot;,&quot;&amp;[.H9]" office:value-type="string" office:string-value="6,9,9,5,9,4,4" calcext:value-type="string">
            <text:p>6,9,9,5,9,4,4</text:p>
          </table:table-cell>
          <table:table-cell table:formula="of:=[.S9]&amp;&quot;,&quot;&amp;[.I9]" office:value-type="string" office:string-value="6,9,9,5,9,4,4,8" calcext:value-type="string">
            <text:p>6,9,9,5,9,4,4,8</text:p>
          </table:table-cell>
          <table:table-cell table:formula="of:=[.T9]&amp;&quot;,&quot;&amp;[.J9]" office:value-type="string" office:string-value="6,9,9,5,9,4,4,8,9" calcext:value-type="string">
            <text:p>6,9,9,5,9,4,4,8,9</text:p>
          </table:table-cell>
          <table:table-cell table:formula="of:=[.U9]&amp;&quot;,&quot;&amp;[.K9]" office:value-type="string" office:string-value="6,9,9,5,9,4,4,8,9,6" calcext:value-type="string">
            <text:p>6,9,9,5,9,4,4,8,9,6</text:p>
          </table:table-cell>
        </table:table-row>
        <table:table-row table:style-name="ro1">
          <table:table-cell table:style-name="ce2" office:value-type="string" calcext:value-type="string">
            <text:p>Sim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/>
          <table:table-cell table:formula="of:=[.B10]" office:value-type="float" office:value="6" calcext:value-type="float">
            <text:p>6</text:p>
          </table:table-cell>
          <table:table-cell table:formula="of:=[.M10]&amp;&quot;,&quot;&amp;[.C10]" office:value-type="string" office:string-value="6,8" calcext:value-type="string">
            <text:p>6,8</text:p>
          </table:table-cell>
          <table:table-cell table:formula="of:=[.N10]&amp;&quot;,&quot;&amp;[.D10]" office:value-type="string" office:string-value="6,8,8" calcext:value-type="string">
            <text:p>6,8,8</text:p>
          </table:table-cell>
          <table:table-cell table:formula="of:=[.O10]&amp;&quot;,&quot;&amp;[.E10]" office:value-type="string" office:string-value="6,8,8,9" calcext:value-type="string">
            <text:p>6,8,8,9</text:p>
          </table:table-cell>
          <table:table-cell table:formula="of:=[.P10]&amp;&quot;,&quot;&amp;[.F10]" office:value-type="string" office:string-value="6,8,8,9,9" calcext:value-type="string">
            <text:p>6,8,8,9,9</text:p>
          </table:table-cell>
          <table:table-cell table:formula="of:=[.Q10]&amp;&quot;,&quot;&amp;[.G10]" office:value-type="string" office:string-value="6,8,8,9,9,5" calcext:value-type="string">
            <text:p>6,8,8,9,9,5</text:p>
          </table:table-cell>
          <table:table-cell table:formula="of:=[.R10]&amp;&quot;,&quot;&amp;[.H10]" office:value-type="string" office:string-value="6,8,8,9,9,5,9" calcext:value-type="string">
            <text:p>6,8,8,9,9,5,9</text:p>
          </table:table-cell>
          <table:table-cell table:formula="of:=[.S10]&amp;&quot;,&quot;&amp;[.I10]" office:value-type="string" office:string-value="6,8,8,9,9,5,9,7.2" calcext:value-type="string">
            <text:p>6,8,8,9,9,5,9,7.2</text:p>
          </table:table-cell>
          <table:table-cell table:formula="of:=[.T10]&amp;&quot;,&quot;&amp;[.J10]" office:value-type="string" office:string-value="6,8,8,9,9,5,9,7.2,9" calcext:value-type="string">
            <text:p>6,8,8,9,9,5,9,7.2,9</text:p>
          </table:table-cell>
          <table:table-cell table:formula="of:=[.U10]&amp;&quot;,&quot;&amp;[.K10]" office:value-type="string" office:string-value="6,8,8,9,9,5,9,7.2,9,9" calcext:value-type="string">
            <text:p>6,8,8,9,9,5,9,7.2,9,9</text:p>
          </table:table-cell>
        </table:table-row>
        <table:table-row table:style-name="ro1">
          <table:table-cell table:style-name="ce2" office:value-type="string" calcext:value-type="string">
            <text:p>Anubhav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B11]" office:value-type="float" office:value="8" calcext:value-type="float">
            <text:p>8</text:p>
          </table:table-cell>
          <table:table-cell table:formula="of:=[.M11]&amp;&quot;,&quot;&amp;[.C11]" office:value-type="string" office:string-value="8,8" calcext:value-type="string">
            <text:p>8,8</text:p>
          </table:table-cell>
          <table:table-cell table:formula="of:=[.N11]&amp;&quot;,&quot;&amp;[.D11]" office:value-type="string" office:string-value="8,8,8" calcext:value-type="string">
            <text:p>8,8,8</text:p>
          </table:table-cell>
          <table:table-cell table:formula="of:=[.O11]&amp;&quot;,&quot;&amp;[.E11]" office:value-type="string" office:string-value="8,8,8,6" calcext:value-type="string">
            <text:p>8,8,8,6</text:p>
          </table:table-cell>
          <table:table-cell table:formula="of:=[.P11]&amp;&quot;,&quot;&amp;[.F11]" office:value-type="string" office:string-value="8,8,8,6,6" calcext:value-type="string">
            <text:p>8,8,8,6,6</text:p>
          </table:table-cell>
          <table:table-cell table:formula="of:=[.Q11]&amp;&quot;,&quot;&amp;[.G11]" office:value-type="string" office:string-value="8,8,8,6,6,6" calcext:value-type="string">
            <text:p>8,8,8,6,6,6</text:p>
          </table:table-cell>
          <table:table-cell table:formula="of:=[.R11]&amp;&quot;,&quot;&amp;[.H11]" office:value-type="string" office:string-value="8,8,8,6,6,6,7" calcext:value-type="string">
            <text:p>8,8,8,6,6,6,7</text:p>
          </table:table-cell>
          <table:table-cell table:formula="of:=[.S11]&amp;&quot;,&quot;&amp;[.I11]" office:value-type="string" office:string-value="8,8,8,6,6,6,7,8" calcext:value-type="string">
            <text:p>8,8,8,6,6,6,7,8</text:p>
          </table:table-cell>
          <table:table-cell table:formula="of:=[.T11]&amp;&quot;,&quot;&amp;[.J11]" office:value-type="string" office:string-value="8,8,8,6,6,6,7,8,8" calcext:value-type="string">
            <text:p>8,8,8,6,6,6,7,8,8</text:p>
          </table:table-cell>
          <table:table-cell table:formula="of:=[.U11]&amp;&quot;,&quot;&amp;[.K11]" office:value-type="string" office:string-value="8,8,8,6,6,6,7,8,8,6" calcext:value-type="string">
            <text:p>8,8,8,6,6,6,7,8,8,6</text:p>
          </table:table-cell>
        </table:table-row>
        <table:table-row table:style-name="ro1">
          <table:table-cell table:style-name="ce2" office:value-type="string" calcext:value-type="string">
            <text:p>Gurpree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B12]" office:value-type="float" office:value="9" calcext:value-type="float">
            <text:p>9</text:p>
          </table:table-cell>
          <table:table-cell table:formula="of:=[.M12]&amp;&quot;,&quot;&amp;[.C12]" office:value-type="string" office:string-value="9,8" calcext:value-type="string">
            <text:p>9,8</text:p>
          </table:table-cell>
          <table:table-cell table:formula="of:=[.N12]&amp;&quot;,&quot;&amp;[.D12]" office:value-type="string" office:string-value="9,8,7" calcext:value-type="string">
            <text:p>9,8,7</text:p>
          </table:table-cell>
          <table:table-cell table:formula="of:=[.O12]&amp;&quot;,&quot;&amp;[.E12]" office:value-type="string" office:string-value="9,8,7,6" calcext:value-type="string">
            <text:p>9,8,7,6</text:p>
          </table:table-cell>
          <table:table-cell table:formula="of:=[.P12]&amp;&quot;,&quot;&amp;[.F12]" office:value-type="string" office:string-value="9,8,7,6,6" calcext:value-type="string">
            <text:p>9,8,7,6,6</text:p>
          </table:table-cell>
          <table:table-cell table:formula="of:=[.Q12]&amp;&quot;,&quot;&amp;[.G12]" office:value-type="string" office:string-value="9,8,7,6,6,6" calcext:value-type="string">
            <text:p>9,8,7,6,6,6</text:p>
          </table:table-cell>
          <table:table-cell table:formula="of:=[.R12]&amp;&quot;,&quot;&amp;[.H12]" office:value-type="string" office:string-value="9,8,7,6,6,6,6" calcext:value-type="string">
            <text:p>9,8,7,6,6,6,6</text:p>
          </table:table-cell>
          <table:table-cell table:formula="of:=[.S12]&amp;&quot;,&quot;&amp;[.I12]" office:value-type="string" office:string-value="9,8,7,6,6,6,6,5" calcext:value-type="string">
            <text:p>9,8,7,6,6,6,6,5</text:p>
          </table:table-cell>
          <table:table-cell table:formula="of:=[.T12]&amp;&quot;,&quot;&amp;[.J12]" office:value-type="string" office:string-value="9,8,7,6,6,6,6,5,9" calcext:value-type="string">
            <text:p>9,8,7,6,6,6,6,5,9</text:p>
          </table:table-cell>
          <table:table-cell table:formula="of:=[.U12]&amp;&quot;,&quot;&amp;[.K12]" office:value-type="string" office:string-value="9,8,7,6,6,6,6,5,9,5" calcext:value-type="string">
            <text:p>9,8,7,6,6,6,6,5,9,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formula="of:=&quot;'&quot;&amp;[.A2]&amp;&quot;'&quot;" office:value-type="string" office:string-value="'Sandeep Giri'" calcext:value-type="string">
            <text:p>'Sandeep Giri'</text:p>
          </table:table-cell>
          <table:table-cell table:number-columns-repeated="21"/>
        </table:table-row>
        <table:table-row table:style-name="ro1">
          <table:table-cell table:formula="of:=[.A14]&amp;&quot;,'&quot;&amp;[.A3]&amp;&quot;'&quot;" office:value-type="string" office:string-value="'Sandeep Giri','GK'" calcext:value-type="string">
            <text:p>'Sandeep Giri','GK'</text:p>
          </table:table-cell>
          <table:table-cell table:number-columns-repeated="21"/>
        </table:table-row>
        <table:table-row table:style-name="ro1">
          <table:table-cell table:formula="of:=[.A15]&amp;&quot;,'&quot;&amp;[.A4]&amp;&quot;'&quot;" office:value-type="string" office:string-value="'Sandeep Giri','GK','sneha'" calcext:value-type="string">
            <text:p>'Sandeep Giri','GK','sneha'</text:p>
          </table:table-cell>
          <table:table-cell table:number-columns-repeated="20"/>
          <table:table-cell office:value-type="string" calcext:value-type="string">
            <text:p>9,7,6.5,6,8,6,7,7,7,6.5</text:p>
          </table:table-cell>
        </table:table-row>
        <table:table-row table:style-name="ro1">
          <table:table-cell table:formula="of:=[.A16]&amp;&quot;,'&quot;&amp;[.A5]&amp;&quot;'&quot;" office:value-type="string" office:string-value="'Sandeep Giri','GK','sneha','Deep'" calcext:value-type="string">
            <text:p>'Sandeep Giri','GK','sneha','Deep'</text:p>
          </table:table-cell>
          <table:table-cell table:number-columns-repeated="20"/>
          <table:table-cell office:value-type="string" calcext:value-type="string">
            <text:p>8,9,8,5,6,8,3,0,4,5</text:p>
          </table:table-cell>
        </table:table-row>
        <table:table-row table:style-name="ro1">
          <table:table-cell table:formula="of:=[.A17]&amp;&quot;,'&quot;&amp;[.A6]&amp;&quot;'&quot;" office:value-type="string" office:string-value="'Sandeep Giri','GK','sneha','Deep','Tanya'" calcext:value-type="string">
            <text:p>'Sandeep Giri','GK','sneha','Deep','Tanya'</text:p>
          </table:table-cell>
          <table:table-cell table:number-columns-repeated="20"/>
          <table:table-cell office:value-type="string" calcext:value-type="string">
            <text:p>7,7,5,7,8,5,9,6,7,9</text:p>
          </table:table-cell>
        </table:table-row>
        <table:table-row table:style-name="ro1">
          <table:table-cell table:formula="of:=[.A18]&amp;&quot;,'&quot;&amp;[.A7]&amp;&quot;'&quot;" office:value-type="string" office:string-value="'Sandeep Giri','GK','sneha','Deep','Tanya','Nigam'" calcext:value-type="string">
            <text:p>'Sandeep Giri','GK','sneha','Deep','Tanya','Nigam'</text:p>
          </table:table-cell>
          <table:table-cell table:number-columns-repeated="20"/>
          <table:table-cell office:value-type="string" calcext:value-type="string">
            <text:p>8,7,9,6,6,8,4,8,6,5</text:p>
          </table:table-cell>
        </table:table-row>
        <table:table-row table:style-name="ro1">
          <table:table-cell table:formula="of:=[.A19]&amp;&quot;,'&quot;&amp;[.A8]&amp;&quot;'&quot;" office:value-type="string" office:string-value="'Sandeep Giri','GK','sneha','Deep','Tanya','Nigam','Supriya'" calcext:value-type="string">
            <text:p>'Sandeep Giri','GK','sneha','Deep','Tanya','Nigam','Supriya'</text:p>
          </table:table-cell>
          <table:table-cell table:number-columns-repeated="20"/>
          <table:table-cell office:value-type="string" calcext:value-type="string">
            <text:p>9,5,9.5,5,5,5,5,5,7.5,7</text:p>
          </table:table-cell>
        </table:table-row>
        <table:table-row table:style-name="ro1">
          <table:table-cell table:formula="of:=[.A20]&amp;&quot;,'&quot;&amp;[.A9]&amp;&quot;'&quot;" office:value-type="string" office:string-value="'Sandeep Giri','GK','sneha','Deep','Tanya','Nigam','Supriya','Indu'" calcext:value-type="string">
            <text:p>'Sandeep Giri','GK','sneha','Deep','Tanya','Nigam','Supriya','Indu'</text:p>
          </table:table-cell>
          <table:table-cell table:number-columns-repeated="20"/>
          <table:table-cell office:value-type="string" calcext:value-type="string">
            <text:p>6,5,5,9,7,6,7,6,9,9</text:p>
          </table:table-cell>
        </table:table-row>
        <table:table-row table:style-name="ro1">
          <table:table-cell table:formula="of:=[.A21]&amp;&quot;,'&quot;&amp;[.A10]&amp;&quot;'&quot;" office:value-type="string" office:string-value="'Sandeep Giri','GK','sneha','Deep','Tanya','Nigam','Supriya','Indu','Simar'" calcext:value-type="string">
            <text:p>'Sandeep Giri','GK','sneha','Deep','Tanya','Nigam','Supriya','Indu','Simar'</text:p>
          </table:table-cell>
          <table:table-cell table:number-columns-repeated="20"/>
          <table:table-cell office:value-type="string" calcext:value-type="string">
            <text:p>8,9,9,5,7,7,7,0,8,8</text:p>
          </table:table-cell>
        </table:table-row>
        <table:table-row table:style-name="ro1">
          <table:table-cell table:formula="of:=[.A22]&amp;&quot;,'&quot;&amp;[.A11]&amp;&quot;'&quot;" office:value-type="string" office:string-value="'Sandeep Giri','GK','sneha','Deep','Tanya','Nigam','Supriya','Indu','Simar','Anubhav'" calcext:value-type="string">
            <text:p>'Sandeep Giri','GK','sneha','Deep','Tanya','Nigam','Supriya','Indu','Simar','Anubhav'</text:p>
          </table:table-cell>
          <table:table-cell table:number-columns-repeated="20"/>
          <table:table-cell office:value-type="string" calcext:value-type="string">
            <text:p>6,9,9,5,9,4,4,8,9,6</text:p>
          </table:table-cell>
        </table:table-row>
        <table:table-row table:style-name="ro1">
          <table:table-cell table:formula="of:=[.A23]&amp;&quot;,'&quot;&amp;[.A12]&amp;&quot;'&quot;" office:value-type="string" office:string-value="'Sandeep Giri','GK','sneha','Deep','Tanya','Nigam','Supriya','Indu','Simar','Anubhav','Gurpreet'" calcext:value-type="string">
            <text:p>'Sandeep Giri','GK','sneha','Deep','Tanya','Nigam','Supriya','Indu','Simar','Anubhav','Gurpreet'</text:p>
          </table:table-cell>
          <table:table-cell table:number-columns-repeated="20"/>
          <table:table-cell office:value-type="string" calcext:value-type="string">
            <text:p>6,8,8,9,9,5,9,7.2,9,9</text:p>
          </table:table-cell>
        </table:table-row>
        <table:table-row table:style-name="ro1">
          <table:table-cell office:value-type="string" calcext:value-type="string">
            <text:p>'Sandeep Giri','GK','sneha','Deep','Tanya','Nigam','Supriya','Indu','Simar','Anubhav','Gurpreet'</text:p>
          </table:table-cell>
          <table:table-cell table:number-columns-repeated="20"/>
          <table:table-cell office:value-type="string" calcext:value-type="string">
            <text:p>8,8,8,6,6,6,7,8,8,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9,8,7,6,6,6,6,5,9,5</text:p>
          </table:table-cell>
        </table:table-row>
        <table:table-row table:style-name="ro1">
          <table:table-cell/>
          <table:table-cell table:formula="of:=&quot;'&quot;&amp;[.B1]&amp;&quot;'&quot;" office:value-type="string" office:string-value="'Matrix'" calcext:value-type="string">
            <text:p>'Matrix'</text:p>
          </table:table-cell>
          <table:table-cell table:formula="of:=[.B27]&amp;&quot;,'&quot;&amp;[.C1]&amp;&quot;'&quot;" office:value-type="string" office:string-value="'Matrix','Inception'" calcext:value-type="string">
            <text:p>'Matrix','Inception'</text:p>
          </table:table-cell>
          <table:table-cell table:formula="of:=[.C27]&amp;&quot;,'&quot;&amp;[.D1]&amp;&quot;'&quot;" office:value-type="string" office:string-value="'Matrix','Inception','Harry Potter'" calcext:value-type="string">
            <text:p>'Matrix','Inception','Harry Potter'</text:p>
          </table:table-cell>
          <table:table-cell table:formula="of:=[.D27]&amp;&quot;,'&quot;&amp;[.E1]&amp;&quot;'&quot;" office:value-type="string" office:string-value="'Matrix','Inception','Harry Potter','Sholay'" calcext:value-type="string">
            <text:p>'Matrix','Inception','Harry Potter','Sholay'</text:p>
          </table:table-cell>
          <table:table-cell table:formula="of:=[.E27]&amp;&quot;,'&quot;&amp;[.F1]&amp;&quot;'&quot;" office:value-type="string" office:string-value="'Matrix','Inception','Harry Potter','Sholay','Titanic'" calcext:value-type="string">
            <text:p>'Matrix','Inception','Harry Potter','Sholay','Titanic'</text:p>
          </table:table-cell>
          <table:table-cell table:formula="of:=[.F27]&amp;&quot;,'&quot;&amp;[.G1]&amp;&quot;'&quot;" office:value-type="string" office:string-value="'Matrix','Inception','Harry Potter','Sholay','Titanic','Hangover'" calcext:value-type="string">
            <text:p>'Matrix','Inception','Harry Potter','Sholay','Titanic','Hangover'</text:p>
          </table:table-cell>
          <table:table-cell table:formula="of:=[.G27]&amp;&quot;,'&quot;&amp;[.H1]&amp;&quot;'&quot;" office:value-type="string" office:string-value="'Matrix','Inception','Harry Potter','Sholay','Titanic','Hangover','Sarfarosh'" calcext:value-type="string">
            <text:p>'Matrix','Inception','Harry Potter','Sholay','Titanic','Hangover','Sarfarosh'</text:p>
          </table:table-cell>
          <table:table-cell table:formula="of:=[.H27]&amp;&quot;,'&quot;&amp;[.I1]&amp;&quot;'&quot;" office:value-type="string" office:string-value="'Matrix','Inception','Harry Potter','Sholay','Titanic','Hangover','Sarfarosh','Joker'" calcext:value-type="string">
            <text:p>'Matrix','Inception','Harry Potter','Sholay','Titanic','Hangover','Sarfarosh','Joker'</text:p>
          </table:table-cell>
          <table:table-cell table:formula="of:=[.I27]&amp;&quot;,'&quot;&amp;[.J1]&amp;&quot;'&quot;" office:value-type="string" office:string-value="'Matrix','Inception','Harry Potter','Sholay','Titanic','Hangover','Sarfarosh','Joker','Bahubali'" calcext:value-type="string">
            <text:p>'Matrix','Inception','Harry Potter','Sholay','Titanic','Hangover','Sarfarosh','Joker','Bahubali'</text:p>
          </table:table-cell>
          <table:table-cell table:formula="of:=[.J27]&amp;&quot;,'&quot;&amp;[.K1]&amp;&quot;'&quot;" office:value-type="string" office:string-value="'Matrix','Inception','Harry Potter','Sholay','Titanic','Hangover','Sarfarosh','Joker','Bahubali','Jab We Met'" calcext:value-type="string">
            <text:p>'Matrix','Inception','Harry Potter','Sholay','Titanic','Hangover','Sarfarosh','Joker','Bahubali','Jab We Met'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'Matrix','Inception','Harry Potter','Sholay','Titanic','Hangover','Sarfarosh','Joker','Bahubali','Jab We Met'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01:11:20.080911234</meta:creation-date>
    <dc:date>2026-03-09T01:41:59.391499229</dc:date>
    <meta:editing-duration>PT4M18S</meta:editing-duration>
    <meta:editing-cycles>1</meta:editing-cycles>
    <meta:document-statistic meta:table-count="1" meta:cell-count="275" meta:object-count="0"/>
    <meta:generator>LibreOffice/25.8.5.2$Linux_X86_64 LibreOffice_project/580$Build-2</meta:generator>
  </office:meta>
</office:document-meta>
</file>